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 style:parent-style-name="Graphics">
      <style:graphic-properties draw:fill="none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1" draw:name="Título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ítulo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Imagen 3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66" draw:style-name="a387" draw:name="CuadroTexto 4" svg:x="7.04225in" svg:y="2.6338in" svg:width="0.23944in" svg:height="0.33803in">
          <draw:text-box>
            <text:p text:style-name="a386" text:class-names="" text:cond-style-name=""><text:span text:style-name="a384" text:class-names="">1</text:span><text:span text:style-name="a385" text:class-names=""/></text:p>
          </draw:text-box>
          <svg:title/>
          <svg:desc/>
        </draw:frame>
        <draw:frame draw:id="id67" draw:style-name="a391" draw:name="CuadroTexto 5" svg:x="7.99531in" svg:y="2.6338in" svg:width="0.23944in" svg:height="0.33659in">
          <draw:text-box>
            <text:p text:style-name="a390" text:class-names="" text:cond-style-name=""><text:span text:style-name="a388" text:class-names="">*</text:span><text:span text:style-name="a389" text:class-names=""/></text:p>
          </draw:text-box>
          <svg:title/>
          <svg:desc/>
        </draw:frame>
        <draw:frame draw:id="id68" draw:style-name="a395" draw:name="CuadroTexto 6" svg:x="6.32629in" svg:y="2.47875in" svg:width="0.23944in" svg:height="0.33803in">
          <draw:text-box>
            <text:p text:style-name="a394" text:class-names="" text:cond-style-name=""><text:span text:style-name="a392" text:class-names="">1</text:span><text:span text:style-name="a393" text:class-names=""/></text:p>
          </draw:text-box>
          <svg:title/>
          <svg:desc/>
        </draw:frame>
        <draw:frame draw:id="id69" draw:style-name="a399" draw:name="CuadroTexto 7" svg:x="5.95188in" svg:y="2.36397in" svg:width="0.23944in" svg:height="0.33803in">
          <draw:text-box>
            <text:p text:style-name="a398" text:class-names="" text:cond-style-name=""><text:span text:style-name="a396" text:class-names="">1</text:span><text:span text:style-name="a397" text:class-names=""/></text:p>
          </draw:text-box>
          <svg:title/>
          <svg:desc/>
        </draw:frame>
        <draw:frame draw:id="id70" draw:style-name="a403" draw:name="CuadroTexto 8" svg:x="5.57513in" svg:y="2.53299in" svg:width="0.23944in" svg:height="0.33803in">
          <draw:text-box>
            <text:p text:style-name="a402" text:class-names="" text:cond-style-name=""><text:span text:style-name="a400" text:class-names="">1</text:span><text:span text:style-name="a401" text:class-names=""/></text:p>
          </draw:text-box>
          <svg:title/>
          <svg:desc/>
        </draw:frame>
        <draw:frame draw:id="id71" draw:style-name="a407" draw:name="CuadroTexto 9" svg:x="5.51644in" svg:y="2.85517in" svg:width="0.23944in" svg:height="0.33803in">
          <draw:text-box>
            <text:p text:style-name="a406" text:class-names="" text:cond-style-name=""><text:span text:style-name="a404" text:class-names="">1</text:span><text:span text:style-name="a405" text:class-names=""/></text:p>
          </draw:text-box>
          <svg:title/>
          <svg:desc/>
        </draw:frame>
        <draw:frame draw:id="id72" draw:style-name="a411" draw:name="CuadroTexto 10" svg:x="5.6033in" svg:y="3.17784in" svg:width="0.23944in" svg:height="0.33803in">
          <draw:text-box>
            <text:p text:style-name="a410" text:class-names="" text:cond-style-name=""><text:span text:style-name="a408" text:class-names="">1</text:span><text:span text:style-name="a409" text:class-names=""/></text:p>
          </draw:text-box>
          <svg:title/>
          <svg:desc/>
        </draw:frame>
        <draw:frame draw:id="id73" draw:style-name="a415" draw:name="CuadroTexto 11" svg:x="6.41316in" svg:y="3.15865in" svg:width="0.23944in" svg:height="0.33803in">
          <draw:text-box>
            <text:p text:style-name="a414" text:class-names="" text:cond-style-name=""><text:span text:style-name="a412" text:class-names="">1</text:span><text:span text:style-name="a413" text:class-names=""/></text:p>
          </draw:text-box>
          <svg:title/>
          <svg:desc/>
        </draw:frame>
        <draw:frame draw:id="id74" draw:style-name="a419" draw:name="CuadroTexto 12" svg:x="6.42723in" svg:y="4.21533in" svg:width="0.23944in" svg:height="0.33803in">
          <draw:text-box>
            <text:p text:style-name="a418" text:class-names="" text:cond-style-name=""><text:span text:style-name="a416" text:class-names="">1</text:span><text:span text:style-name="a417" text:class-names=""/></text:p>
          </draw:text-box>
          <svg:title/>
          <svg:desc/>
        </draw:frame>
        <draw:frame draw:id="id75" draw:style-name="a423" draw:name="CuadroTexto 13" svg:x="9.60566in" svg:y="2.68616in" svg:width="0.23944in" svg:height="0.33803in">
          <draw:text-box>
            <text:p text:style-name="a422" text:class-names="" text:cond-style-name=""><text:span text:style-name="a420" text:class-names="">1</text:span><text:span text:style-name="a421" text:class-names=""/></text:p>
          </draw:text-box>
          <svg:title/>
          <svg:desc/>
        </draw:frame>
        <draw:frame draw:id="id76" draw:style-name="a427" draw:name="CuadroTexto 14" svg:x="10.64321in" svg:y="2.71083in" svg:width="0.23944in" svg:height="0.33659in">
          <draw:text-box>
            <text:p text:style-name="a426" text:class-names="" text:cond-style-name=""><text:span text:style-name="a424" text:class-names="">*</text:span><text:span text:style-name="a425" text:class-names=""/></text:p>
          </draw:text-box>
          <svg:title/>
          <svg:desc/>
        </draw:frame>
        <draw:frame draw:id="id77" draw:style-name="a431" draw:name="CuadroTexto 15" svg:x="7.75587in" svg:y="1.42573in" svg:width="0.23944in" svg:height="0.33659in">
          <draw:text-box>
            <text:p text:style-name="a430" text:class-names="" text:cond-style-name=""><text:span text:style-name="a428" text:class-names="">*</text:span><text:span text:style-name="a429" text:class-names=""/></text:p>
          </draw:text-box>
          <svg:title/>
          <svg:desc/>
        </draw:frame>
        <draw:frame draw:id="id78" draw:style-name="a435" draw:name="CuadroTexto 16" svg:x="6.52466in" svg:y="4.84462in" svg:width="0.23944in" svg:height="0.33659in">
          <draw:text-box>
            <text:p text:style-name="a434" text:class-names="" text:cond-style-name=""><text:span text:style-name="a432" text:class-names="">*</text:span><text:span text:style-name="a433" text:class-names=""/></text:p>
          </draw:text-box>
          <svg:title/>
          <svg:desc/>
        </draw:frame>
        <draw:frame draw:id="id79" draw:style-name="a439" draw:name="CuadroTexto 17" svg:x="5.94367in" svg:y="0.61397in" svg:width="0.23944in" svg:height="0.33659in">
          <draw:text-box>
            <text:p text:style-name="a438" text:class-names="" text:cond-style-name=""><text:span text:style-name="a436" text:class-names="">*</text:span><text:span text:style-name="a437" text:class-names=""/></text:p>
          </draw:text-box>
          <svg:title/>
          <svg:desc/>
        </draw:frame>
        <draw:frame draw:id="id80" draw:style-name="a443" draw:name="CuadroTexto 18" svg:x="3.96479in" svg:y="1.26115in" svg:width="0.23944in" svg:height="0.33659in">
          <draw:text-box>
            <text:p text:style-name="a442" text:class-names="" text:cond-style-name=""><text:span text:style-name="a440" text:class-names="">*</text:span><text:span text:style-name="a441" text:class-names=""/></text:p>
          </draw:text-box>
          <svg:title/>
          <svg:desc/>
        </draw:frame>
        <draw:frame draw:id="id81" draw:style-name="a447" draw:name="CuadroTexto 19" svg:x="3.78874in" svg:y="2.8021in" svg:width="0.23944in" svg:height="0.33659in">
          <draw:text-box>
            <text:p text:style-name="a446" text:class-names="" text:cond-style-name=""><text:span text:style-name="a444" text:class-names="">*</text:span><text:span text:style-name="a445" text:class-names=""/></text:p>
          </draw:text-box>
          <svg:title/>
          <svg:desc/>
        </draw:frame>
        <draw:frame draw:id="id82" draw:style-name="a451" draw:name="CuadroTexto 20" svg:x="3.5411in" svg:y="4.37695in" svg:width="0.23944in" svg:height="0.33659in">
          <draw:text-box>
            <text:p text:style-name="a450" text:class-names="" text:cond-style-name=""><text:span text:style-name="a448" text:class-names="">*</text:span><text:span text:style-name="a449" text:class-names=""/></text:p>
          </draw:text-box>
          <svg:title/>
          <svg:desc/>
        </draw:frame>
        <draw:frame draw:id="id83" draw:style-name="a455" draw:name="CuadroTexto 21" svg:x="6.4554in" svg:y="3.68572in" svg:width="0.23944in" svg:height="0.33659in">
          <draw:text-box>
            <text:p text:style-name="a454" text:class-names="" text:cond-style-name=""><text:span text:style-name="a452" text:class-names="">*</text:span><text:span text:style-name="a45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el estilo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el estilo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el estilo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el estilo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el estilo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el estilo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el estilo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Steve Ramírez</meta:initial-creator>
    <dc:creator>Steve Ramírez</dc:creator>
    <meta:creation-date>2018-01-03T15:18:03Z</meta:creation-date>
    <dc:date>2018-01-03T15:22:17Z</dc:date>
    <meta:editing-cycles>1</meta:editing-cycles>
    <meta:editing-duration>PT254S</meta:editing-duration>
    <meta:document-statistic meta:paragraph-count="18" meta:word-count="18"/>
  </office:meta>
</office:document-meta>
</file>